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53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Tiempo (s)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1" table:number-rows-spanned="3">
            <text:p>Solo iterando archivo, resultado en milisegundos</text:p>
          </table:table-cell>
          <table:table-cell office:value-type="string" calcext:value-type="string">
            <text:p>Archivo de coleccion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uscando en archiv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Envio a disc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Generando archivo, sin enviar</text:p>
          </table:table-cell>
          <table:table-cell office:value-type="string" calcext:value-type="string">
            <text:p>Archivo de colecciones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ce12"/>
        </table:table-row>
        <table:table-row table:style-name="ro1">
          <table:covered-table-cell/>
          <table:table-cell office:value-type="string" calcext:value-type="string">
            <text:p>Buscando en archivo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nvio a discor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1" table:number-rows-spanned="3">
            <text:p>Generando archivo, sin enviar 10 productos, 3 categorias, 66000 productos</text:p>
          </table:table-cell>
          <table:table-cell office:value-type="string" calcext:value-type="string">
            <text:p>Archivo de colecciones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uscando en archiv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nvio a discor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3">
            <text:p>Completo 10 productos, 3 categorias, 10500 renglones</text:p>
          </table:table-cell>
          <table:table-cell office:value-type="string" calcext:value-type="string">
            <text:p>Archivo de colecciones</text:p>
          </table:table-cell>
          <table:table-cell office:value-type="float" office:value="114" calcext:value-type="float">
            <text:p>114</text:p>
          </table:table-cell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Buscando en archivo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nvio a discord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0:23:26.8007843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37:55.663663423</meta:creation-date>
    <dc:date>2019-11-20T00:03:07.548232274</dc:date>
    <meta:editing-duration>PT32M33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